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C000000DB5ADCD1F303BB2C28.png" manifest:media-type="image/png"/>
  <manifest:file-entry manifest:full-path="Pictures/10000000000001BA000001BAE1B8D7A48675EF3E.png" manifest:media-type="image/png"/>
  <manifest:file-entry manifest:full-path="Pictures/1000000100000156000000BFE4206049FDFD8C8A.png" manifest:media-type="image/png"/>
  <manifest:file-entry manifest:full-path="Pictures/100000010000045A0000032C650E5025B030156B.png" manifest:media-type="image/png"/>
  <manifest:file-entry manifest:full-path="Pictures/100094FB0000000000000000302DA2A2278B0614.pdf" manifest:media-type="application/pdf"/>
  <manifest:file-entry manifest:full-path="Pictures/10000001000003D700000532EFFB9B954D967B7A.png" manifest:media-type="image/png"/>
  <manifest:file-entry manifest:full-path="Pictures/10000001000004460000031DB8B4E1CF7A5F7AEB.png" manifest:media-type="image/png"/>
  <manifest:file-entry manifest:full-path="Pictures/100000010000044F000003407959C5A482A1912F.png" manifest:media-type="image/png"/>
  <manifest:file-entry manifest:full-path="Pictures/100000010000034D0000026D7FDBFE6873DFD1C4.png" manifest:media-type="image/png"/>
  <manifest:file-entry manifest:full-path="Pictures/1000000100000398000001F590106C6ED524E638.png" manifest:media-type="image/png"/>
  <manifest:file-entry manifest:full-path="Pictures/10000001000004460000033303F4239D66DA1677.png" manifest:media-type="image/png"/>
  <manifest:file-entry manifest:full-path="Pictures/1000000100000139000000A8E9FA9910FF4FF366.png" manifest:media-type="image/png"/>
  <manifest:file-entry manifest:full-path="Pictures/1000000100000113000000E3A4681F7D8AB13510.png" manifest:media-type="image/png"/>
  <manifest:file-entry manifest:full-path="Pictures/10000001000002C30000007B48C7F55609B40C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95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9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Semestrální Práce <text:line-break/>Úloha č. 15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Tomáš Janovec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27cm" svg:y="0.546cm" presentation:class="title" presentation:user-transformed="true">
          <draw:text-box>
            <text:p>Zadání Úloh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Zadáním úlohy je vytvořit spirální matici</text:p>
              </text:list-item>
              <text:list-item>
                <text:p>Vstupem je počet sloupců a počet řádků</text:p>
              </text:list-item>
            </text:list>
          </draw:text-box>
        </draw:frame>
        <draw:frame draw:style-name="gr2" draw:text-style-name="P3" draw:layer="layout" svg:width="7.926cm" svg:height="7.892cm" draw:transform="rotate (-0.00191986217719389) translate (17.16cm 7.62cm)">
          <draw:image xlink:href="Pictures/10000000000001BA000001BAE1B8D7A48675EF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0.001cm" svg:height="0.001cm" svg:x="14.485cm" svg:y="4.843cm">
          <draw:image xlink:href="Pictures/100094FB0000000000000000302DA2A2278B0614.pdf" xlink:type="simple" xlink:show="embed" xlink:actuate="onLoad" draw:mime-type="application/pdf">
            <text:p/>
          </draw:image>
        </draw:frame>
        <draw:frame draw:style-name="gr2" draw:text-style-name="P3" draw:layer="layout" svg:width="11.122cm" svg:height="15.049cm" svg:x="9.599cm" svg:y="0cm">
          <draw:image xlink:href="Pictures/10000001000003D700000532EFFB9B954D967B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21.618cm" svg:height="15.749cm" draw:transform="rotate (-0.00331612557878927) translate (2.352cm -0.05cm)">
          <draw:image xlink:href="Pictures/10000001000004460000031DB8B4E1CF7A5F7A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21.037cm" svg:height="15.749cm" svg:x="4.998cm" svg:y="0.001cm">
          <draw:image xlink:href="Pictures/10000001000004460000033303F4239D66DA16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1.588cm" svg:height="15.735cm" svg:x="2.35cm" svg:y="0cm">
          <draw:image xlink:href="Pictures/100000010000045A0000032C650E5025B03015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0.399cm" svg:height="15.387cm" svg:x="3.175cm" svg:y="0.348cm">
          <draw:image xlink:href="Pictures/100000010000044F000003407959C5A482A191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3" draw:layer="layout" svg:width="21.429cm" svg:height="14.603cm" svg:x="3.336cm" svg:y="0.001cm">
          <draw:image xlink:href="Pictures/100000010000034D0000026D7FDBFE6873DFD1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3" draw:layer="layout" svg:width="24.341cm" svg:height="12.064cm" svg:x="1.905cm" svg:y="0.635cm">
          <draw:image xlink:href="Pictures/1000000100000398000001F590106C6ED524E6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3" draw:layer="layout" svg:width="9.048cm" svg:height="5.053cm" svg:x="9.525cm" svg:y="1.905cm">
          <draw:image xlink:href="Pictures/1000000100000156000000BFE4206049FDFD8C8A.png" xlink:type="simple" xlink:show="embed" xlink:actuate="onLoad" draw:mime-type="image/png">
            <text:p/>
          </draw:image>
        </draw:frame>
        <draw:frame draw:style-name="gr2" draw:text-style-name="P3" draw:layer="layout" svg:width="8.28cm" svg:height="4.444cm" svg:x="19.05cm" svg:y="1.905cm">
          <draw:image xlink:href="Pictures/1000000100000139000000A8E9FA9910FF4FF366.png" xlink:type="simple" xlink:show="embed" xlink:actuate="onLoad" draw:mime-type="image/png">
            <text:p/>
          </draw:image>
        </draw:frame>
        <draw:frame draw:style-name="gr5" draw:text-style-name="P4" draw:layer="layout" svg:width="7.275cm" svg:height="6.005cm" svg:x="0.98cm" svg:y="1.27cm">
          <draw:image xlink:href="Pictures/1000000100000113000000E3A4681F7D8AB135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3" draw:layer="layout" svg:width="17.435cm" svg:height="2.619cm" svg:x="0.635cm" svg:y="3.096cm">
          <draw:image xlink:href="Pictures/10000001000002C30000007B48C7F55609B40CA2.png" xlink:type="simple" xlink:show="embed" xlink:actuate="onLoad" draw:mime-type="image/png">
            <text:p/>
          </draw:image>
        </draw:frame>
        <draw:frame draw:style-name="gr5" draw:text-style-name="P4" draw:layer="layout" svg:width="9.207cm" svg:height="5.793cm" svg:x="18.388cm" svg:y="1.192cm">
          <draw:image xlink:href="Pictures/100000010000015C000000DB5ADCD1F303BB2C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23:15:53.256057117</meta:creation-date>
    <dc:date>2022-12-20T13:27:58.732040844</dc:date>
    <meta:editing-duration>PT1H38M38S</meta:editing-duration>
    <meta:editing-cycles>3</meta:editing-cycles>
    <meta:generator>LibreOffice/7.4.3.2$Linux_X86_64 LibreOffice_project/40$Build-2</meta:generator>
    <meta:document-statistic meta:object-count="61"/>
  </office:meta>
</office:document-meta>
</file>